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Minyan; 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29" is written in pencil and circled in the top right corner of the page.]</text:p>
      <text:p text:style-name="P6"/>
      <text:p text:style-name="P7">For a boy who completed Miny<text:span text:style-name="T2">á</text:span><text:span text:style-name="T3">n/</text:span></text:p>
      <text:p text:style-name="P7"><text:span text:style-name="T3"/></text:p>
      <text:p text:style-name="P6"><text:span text:style-name="T3">[Page 1]</text:span></text:p>
      <text:p text:style-name="P7"><text:span text:style-name="T3">For a Bar Mitzvah/</text:span></text:p>
      <text:p text:style-name="P6"><text:span text:style-name="T3">My Brethren! <text:s/>In various Congregations a practice has been esta-/blished that he who attains the age designated by our Sages/ for assuming the performance of Divine precepts, shall publicly/ recite a portion of the book that contains them. <text:s/>I have no/ doubt that the custom in its original design, has great signi-/-ficance. <text:s/>It stands as a tacit avowal from the lad, that the/ Torah will direct his future course through life. <text:s/>But how pain-/-ful it must be to perceive that manhood so seldom verifies the/ promise made in the days of youth! <text:s/>I cast now a searching/ glance around this hallowed structure, and among those whom/ </text:span><text:span text:style-name="T4">I</text:span><text:span text:style-name="T5"> first called to the law, recognize only a few familiar faces./ <text:s/>Have the larger number perjured themselves? <text:s/>Have they all/ proved false to their people and to their God? <text:s/>No, they never/ offered a pledge to observe and to obey. <text:s/>At the very moment/ in which they blessed the volume that reaches Israel his duty,/</text:span></text:p>
      <text:p text:style-name="P6"><text:span text:style-name="T5"/></text:p>
      <text:p text:style-name="P6"><text:span text:style-name="T5">[Page 2]</text:span></text:p>
      <text:p text:style-name="P6"><text:span text:style-name="T5">their minds remained unimpressed and their hearts unmoved./ <text:s/>My friends! <text:s/>This fact, too palpable to be disguised, must grieve,/ but can scarcely surprise us. <text:s/>When we cosider[sic!] what system is/ </text:span><text:soft-page-break/><text:span text:style-name="T5">generally followed in the training of your sons, we cannot reasonably/ anticipate a happier result. <text:s/>I will briefly delineate it./</text:span></text:p>
      <text:p text:style-name="P6"><text:span text:style-name="T5">Those scions of the stock of Judah, whose religious culture we should/ specially promote, are suffered to grow wild like thorns and/ briars. <text:s/>We evince a desire early to initiate our sons in the accom-/-plishments that grace modern society; but it is only when the/ time draws night that they shall become [Hebrew], or religiously/ responsible, that we commit them to the charge of an instructor./ <text:s/>For several months they are made assiduously to study. <text:s/>What?../ the fundamental principles of Judaism? <text:s/>Why, parental education/ ought already to have imparted them. <text:s/>What?...the ceremonial/ observances of Judaism? <text:s/>Parental example ought much/</text:span></text:p>
      <text:p text:style-name="P6"><text:span text:style-name="T5"/></text:p>
      <text:p text:style-name="P6"><text:span text:style-name="T5">[Page 3]</text:span></text:p>
      <text:p text:style-name="P6"><text:span text:style-name="T5">sooner to have rendered these familiar with the same. <text:s/>What/ then? the national language in which faithful Israelites/ supplicate the throne of mercy? <text:s/>No, they lear</text:span><text:span text:style-name="T6">a</text:span><text:span text:style-name="T7">n--too often/ imperfectly--some words foreign to them, from a volume with/ whose import they have been left unacquainted. <text:s/>And in/ the accomplishing of that fruitless task, the summary of their/ religious duties and their knowledge of the Hebrew is comprised./ <text:s/>Say now, my Brethren. <text:s/>Ought we to marvel if youths so trained,/ grow indifferent of their ancestral faith? <text:s/>The Rabbins/ have declared that "the Jewish world is maintained only through/ the words of learning breathed out by the innocent lips of/ youthful scholars" [Hebrew]/ but can it continue long to exist, when those lips are </text:span><text:span text:style-name="T8">sealed</text:span><text:span text:style-name="T7"> to/ the utterance of religious lore? <text:s/>Aye, it is in the ignorance of our/ sons and the pernicious example set by their parents, that/</text:span></text:p>
      <text:p text:style-name="P6"><text:span text:style-name="T7"/></text:p>
      <text:p text:style-name="P6"><text:span text:style-name="T7">[Page 4]</text:span></text:p>
      <text:p text:style-name="P6"><text:span text:style-name="T7">we must seek the origin of the increasing evil we witness./ <text:s/>It is to that cause that the estrangement of the new generation/ from the olden path is principally due./</text:span></text:p>
      <text:p text:style-name="P6"><text:span text:style-name="T7">I would not, however, my beloved hearers! have detained you this/ Sabbath with the exhibition of so gloomy a picture, but that I/ deemed the foregoing remarks a necessary preface to what I am/ about to say. <text:s/>The mother of the lad who has just rehearsed/ in your presence a portion of the law, appears solicitous for his/ spiritual wellbeing. <text:s/>She desires that he may become deeply/ impressed with the object of his declaration, and to effect it,/ she urgently requested that I would address him in public./ <text:s/>I could not refuse a maternal wish./</text:span></text:p>
      <text:p text:style-name="P6"><text:span text:style-name="T7">My young friend! <text:s/>If you have read understandingly the/ biblical section, a passage of which has been assigned to you,/ no lecture will be required to point out what your future/</text:span></text:p>
      <text:p text:style-name="P6"><text:span text:style-name="T7"/></text:p>
      <text:p text:style-name="P6"><text:span text:style-name="T7">[Page 5]</text:span></text:p>
      <text:p text:style-name="P6"><text:span text:style-name="T7">course through life ought to be. <text:s/>That you owe your Creator/ unbounded gratitude for having watched over your infancy, and delivered/ you from many of the ills attending it, is a fact so self-evident,/ that I deem it superfluous to advert thereto. <text:s/>That you are/ indebted to Him for a sound and wel-developped[sic!] body, and for the/ mental faculties wherewith you are gifted, is a truth of which you/ must be equally sensible. <text:s/>But your obligation to the Almi-/-ghty is greater than that of many others among your coevals./ <text:s/>While they, soon after having reached your age, are compelled to/ ply for a livelihood, you have been blessed with loving parents, whose/ affluence enables you to enjoy a longer ease; the fostering/ cares bestowed on your at home, and a liberal education at the schools./ <text:s/>You should therefore ask yourself this day in the language of the Psalmist/ [Hebrew] "What shall I render unto the Lord, for all/ His benefits towards me? and you would immediately find the/</text:span></text:p>
      <text:p text:style-name="P6"><text:span text:style-name="T7"/></text:p>
      <text:p text:style-name="P6"><text:span text:style-name="T7">[Page 6]</text:span></text:p>
      <text:p text:style-name="P6"><text:span text:style-name="T7">suitable reply [Hebrew] "I will pay my vows unto/ the Lord in </text:span><text:span text:style-name="T8">the presence of all his people</text:span><text:span text:style-name="T7">" Yes, you must continue/ to identify yourself with the race to which you belong. <text:s/>No/ motive should ever estrange you from them nor from the laws that/ govern their communities. <text:s/>It is not sufficient that you/ say: I </text:span><text:soft-page-break/><text:span text:style-name="T7">revere in my heart the religion of my progenitors. <text:s/></text:span><text:span text:style-name="T6">I am</text:span><text:span text:style-name="T7">/ My mind is imbued with the grand truths it has enunciated./ <text:s/>No, you must openly show it, that your brethren may profit/ by the example. <text:s/>Judaism is not a negative but a positive religion./ <text:s/>It enters in every act, in every moment of our being. <text:s/>From the/ cradle to the grave it must guide him that is born therein./ <text:s/>Your honesty will prove you a worthy member of the social family;/ your charity will testify to your inherent goodness; your vera-/-city will evince your correct morals, but unless you exercise withal/ the external rites of your religion, you cannot claim affinity with/</text:span></text:p>
      <text:p text:style-name="P6"><text:span text:style-name="T7"/></text:p>
      <text:p text:style-name="P6"><text:span text:style-name="T7">[Page 7]</text:span></text:p>
      <text:p text:style-name="P6"><text:span text:style-name="T7">the household of Jacob, for, by those signs are we distinguished as/ the missionaries of the Unity of God. <text:s/>That verity does the/ section of this Sabbath inculcate, and I have therefore sought to draw/ your attention to it. <text:s/>But the passage which you have perused,/ especially alludes to a precept, which is, if I may so term it, the/ axle-tree-on which the wheel of ceremonial observances turns./ <text:s/>That important behest is evolved from the following sentence./ <text:s/>"Then said the Lord unto Moses, behold, I will rain bread from heaven/ for you, and the people shall go out and gather a certain rate/ every day that I may prove them, whether they will walk in/ my law or not. <text:s/>And it shall come to pass, that on the sixth/ day they shall prepare that which they bring in, and it shall be/ twice as much as they gather daily." <text:s/>My dear young friend! <text:s/>That/ injunction given by God to our ancestors, is a lesson fraught with/ meaning for all of us. <text:s/>It unfolds the design of the outward/</text:span></text:p>
      <text:p text:style-name="P6"><text:span text:style-name="T7"/></text:p>
      <text:p text:style-name="P6"><text:span text:style-name="T7">[Page 8]</text:span></text:p>
      <text:p text:style-name="P6"><text:span text:style-name="T7">practices of Judaism, which is, to curb our appetites and direct/ our minds to the Bestower of all good. <text:s/>The Supreme/ Being who opened the stores of heaven to nourish our fathers, might/ have as easily provided them daily with a larger portion than/ they really needed. <text:s/>The men who would fain barter their acquired/ freedom for the surplus until they could exchange it for some/ more delicate viands with the caravans that travelled[sic!] through the/ deserts; but the </text:span><text:span text:style-name="T6">W</text:span><text:span text:style-name="T7"> wise Donor restrained His hand to teach/ them moderation. <text:s/>That virtue I most strenuously/ recommend to you. <text:s/>Let it be the polar star of your future/ career. <text:s/>Exercise moderation in striving after wealth. <text:s/>Gather/ every day of the abundance lawfully brought within your/ reach; but let not the thought of the morrow interfere with/ your duty to the beneficent Creator. <text:s/>Six days are/</text:span></text:p>
      <text:p text:style-name="P6"><text:span text:style-name="T7"/></text:p>
      <text:p text:style-name="P6"><text:span text:style-name="T7">[Page 9]</text:span></text:p>
      <text:p text:style-name="P6"><text:span text:style-name="T7">Gods gift to man; labor in them, to secure your existence/ against penury and discomfort; but the seventh day appertains/ to the Lord. <text:s/>The Israelite that gathers thereon, robs his Benefactor/ of that which He has declared His own; denies Providence, and/ becomes recreant to his mission. <text:s/>My young friend!/ <text:s/>Through a happy coincidence it has been your prerogative to re-/-hearse before the Congregation of your brethren, that section of the/ Torah which imparts those sublime truths. <text:s/>Remember it well./ <text:s/>Never permit the hand of time to erase it from your memory./ <text:s/>You will shortly enter the busy world. <text:s/>Tossed about by new/ wishes and new aspirations, it will require all the powers of/ the mind, to preserve your moral equilibrium. <text:s/>Be master/ of yourself. <text:s/>Learn betimes to control your tendencies. <text:s/>Do not/ begrudge your next-door neighbour the coin he may have garnered/ to your disadvantage whilst you were engaged in fulfilling the will of your God,/</text:span></text:p>
      <text:p text:style-name="P6"><text:span text:style-name="T7"/></text:p>
      <text:p text:style-name="P6"><text:span text:style-name="T7">[Page 10]</text:span></text:p>
      <text:p text:style-name="P6"><text:span text:style-name="T7">whilst you were employed in musing upon his hallowed word,/ verily I tell you, the merits he may possess, have already/ received their reward; but your self-denial for the sake of/ religious principles, will be requested in the book that lies/ open at the foot of the throne of grace. <text:s/>Your own/ spirituals eyes shall see it there imprinted and sparkle/ with joy. <text:s/>In fine: be an Israelite both in feelings/ and actions. <text:s/>Promise to be so in your heart before the/ Lord, whose sacred law you have proclaimed. <text:s/>Promise it </text:span><text:soft-page-break/><text:span text:style-name="T7">now/ before this assembly of his faithful adorers, and this occa-/-sion which has been barren of any effect with many/ of your seniors, will form an epoch in </text:span><text:span text:style-name="T8">your</text:span><text:span text:style-name="T7"> life. <text:s/>From it/ will date your unflinching devotion to Judaism, your obedience/ to all its dictates, and your reverence for the Sages who unfurled/ its banner and upheld its sanct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2T11:37:53.24</meta:creation-date>
    <dc:date>2012-09-12T12:17:22.74</dc:date>
    <dc:creator>Penn Libraries</dc:creator>
    <meta:editing-duration>PT00H00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787" meta:character-count="10801"/>
  </office:meta>
</office:document-meta>
</file>